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4.336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3.06.24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.06.2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4">00/00/0000</text:date>, <text:time style:data-style-name="N2" text:time-value="09:14:06.9313971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69</meta:editing-cycles>
    <meta:creation-date>2022-06-16T22:19:34</meta:creation-date>
    <dc:date>2023-06-24T15:31:08.396444690</dc:date>
    <meta:editing-duration>P1DT1H1M30S</meta:editing-duration>
    <meta:generator>LibreOffice/7.5.4.2$Linux_X86_64 LibreOffice_project/50$Build-2</meta:generator>
    <meta:document-statistic meta:table-count="67" meta:cell-count="10787" meta:object-count="0"/>
    <meta:user-defined meta:name="AppVersion">16.0300</meta:user-defined>
  </office:meta>
</office:document-meta>
</file>